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6.681cm"/>
    </style:style>
    <style:style style:name="co4" style:family="table-column">
      <style:table-column-properties fo:break-before="auto" style:column-width="11.631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category</text:p>
          </table:table-cell>
          <table:table-cell office:value-type="string">
            <text:p>type</text:p>
          </table:table-cell>
          <table:table-cell office:value-type="string">
            <text:p>properties</text:p>
          </table:table-cell>
          <table:table-cell/>
        </table:table-row>
        <table:table-row table:style-name="ro1">
          <table:table-cell office:value-type="string">
            <text:p>developer_parameters.adb</text:p>
          </table:table-cell>
          <table:table-cell office:value-type="string">
            <text:p>procedure</text:p>
          </table:table-cell>
          <table:table-cell office:value-type="string">
            <text:p>INQUIRE(MO : MDEV_TYPE; HELP : in HELP_TYPE := NO_HELP) is</text:p>
          </table:table-cell>
          <table:table-cell table:number-columns-repeated="2"/>
        </table:table-row>
        <table:table-row table:style-name="ro1">
          <table:table-cell office:value-type="string">
            <text:p>word_parameters.adb</text:p>
          </table:table-cell>
          <table:table-cell office:value-type="string">
            <text:p>procedure</text:p>
          </table:table-cell>
          <table:table-cell office:value-type="string">
            <text:p>INQUIRE(MO : MODE_TYPE; HELP : in HELP_TYPE := NO_HELP) is</text:p>
          </table:table-cell>
          <table:table-cell/>
          <table:table-cell table:formula="of:=IF([.C3]=[.C2];&quot;x&quot;;&quot;&quot;)">
            <text:p/>
          </table:table-cell>
        </table:table-row>
        <table:table-row table:style-name="ro1">
          <table:table-cell office:value-type="string">
            <text:p>word_package.adb</text:p>
          </table:table-cell>
          <table:table-cell office:value-type="string">
            <text:p>procedure</text:p>
          </table:table-cell>
          <table:table-cell office:value-type="string">
            <text:p>PROCESS_PACKONS(INPUT_WORD : STRING; KEY : STEM_KEY_TYPE := 0) is</text:p>
          </table:table-cell>
          <table:table-cell/>
          <table:table-cell table:formula="of:=IF([.C4]=[.C3];&quot;x&quot;;&quot;&quot;)">
            <text:p/>
          </table:table-cell>
        </table:table-row>
        <table:table-row table:style-name="ro1">
          <table:table-cell office:value-type="string">
            <text:p>word_package.adb</text:p>
          </table:table-cell>
          <table:table-cell office:value-type="string">
            <text:p>procedure</text:p>
          </table:table-cell>
          <table:table-cell office:value-type="string">
            <text:p>PROCESS_QU_PRONOUNS(INPUT_WORD : STRING; QKEY : STEM_KEY_TYPE := 0) is</text:p>
          </table:table-cell>
          <table:table-cell/>
          <table:table-cell table:formula="of:=IF([.C5]=[.C4];&quot;x&quot;;&quot;&quot;)">
            <text:p/>
          </table:table-cell>
        </table:table-row>
        <table:table-row table:style-name="ro1">
          <table:table-cell office:value-type="string">
            <text:p>search_english.adb</text:p>
          </table:table-cell>
          <table:table-cell office:value-type="string">
            <text:p>procedure</text:p>
          </table:table-cell>
          <table:table-cell office:value-type="string">
            <text:p>SEARCH_ENGLISH(INPUT_ENGLISH_WORD : STRING; POFS : PART_OF_SPEECH_TYPE := X) is</text:p>
          </table:table-cell>
          <table:table-cell/>
          <table:table-cell table:formula="of:=IF([.C6]=[.C5];&quot;x&quot;;&quot;&quot;)">
            <text:p/>
          </table:table-cell>
        </table:table-row>
        <table:table-row table:style-name="ro1">
          <table:table-cell office:value-type="string">
            <text:p>english_support_package.ads</text:p>
          </table:table-cell>
          <table:table-cell office:value-type="string">
            <text:p>subtype</text:p>
          </table:table-cell>
          <table:table-cell office:value-type="string">
            <text:p>AUXWORD is</text:p>
          </table:table-cell>
          <table:table-cell office:value-type="string">
            <text:p>STRING(1..AUX_WORD_SIZE);</text:p>
          </table:table-cell>
          <table:table-cell table:formula="of:=IF([.C7]=[.C6];&quot;x&quot;;&quot;&quot;)">
            <text:p/>
          </table:table-cell>
        </table:table-row>
        <table:table-row table:style-name="ro1">
          <table:table-cell office:value-type="string">
            <text:p>word_support_package.ads</text:p>
          </table:table-cell>
          <table:table-cell office:value-type="string">
            <text:p>subtype</text:p>
          </table:table-cell>
          <table:table-cell office:value-type="string">
            <text:p>DICTIONARY_FILE_KIND is</text:p>
          </table:table-cell>
          <table:table-cell office:value-type="string">
            <text:p>DICTIONARY_KIND range GENERAL..LOCAL;</text:p>
          </table:table-cell>
          <table:table-cell table:formula="of:=IF([.C8]=[.C7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ENDING is</text:p>
          </table:table-cell>
          <table:table-cell office:value-type="string">
            <text:p>STRING(1..MAX_ENDING_SIZE);</text:p>
          </table:table-cell>
          <table:table-cell table:formula="of:=IF([.C9]=[.C8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ENDING_SIZE_TYPE is</text:p>
          </table:table-cell>
          <table:table-cell office:value-type="string">
            <text:p>INTEGER range 0..MAX_ENDING_SIZE;</text:p>
          </table:table-cell>
          <table:table-cell table:formula="of:=IF([.C10]=[.C9];&quot;x&quot;;&quot;&quot;)">
            <text:p/>
          </table:table-cell>
        </table:table-row>
        <table:table-row table:style-name="ro1">
          <table:table-cell office:value-type="string">
            <text:p>english_support_package.ads</text:p>
          </table:table-cell>
          <table:table-cell office:value-type="string">
            <text:p>subtype</text:p>
          </table:table-cell>
          <table:table-cell office:value-type="string">
            <text:p>EWORD is</text:p>
          </table:table-cell>
          <table:table-cell office:value-type="string">
            <text:p>STRING(1..EWORD_SIZE);</text:p>
          </table:table-cell>
          <table:table-cell table:formula="of:=IF([.C11]=[.C10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subtype</text:p>
          </table:table-cell>
          <table:table-cell office:value-type="string">
            <text:p>FIX_TYPE is</text:p>
          </table:table-cell>
          <table:table-cell office:value-type="string">
            <text:p>STEM_TYPE;</text:p>
          </table:table-cell>
          <table:table-cell table:formula="of:=IF([.C12]=[.C11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INFLECTIONS_SECTION_1 is</text:p>
          </table:table-cell>
          <table:table-cell office:value-type="string">
            <text:p>CHARACTER range 'a'..'i';</text:p>
          </table:table-cell>
          <table:table-cell table:formula="of:=IF([.C13]=[.C12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INFLECTIONS_SECTION_2 is</text:p>
          </table:table-cell>
          <table:table-cell office:value-type="string">
            <text:p>CHARACTER range 'm'..'r';</text:p>
          </table:table-cell>
          <table:table-cell table:formula="of:=IF([.C14]=[.C13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INFLECTIONS_SECTION_3 is</text:p>
          </table:table-cell>
          <table:table-cell office:value-type="string">
            <text:p>CHARACTER range 's'..'s';</text:p>
          </table:table-cell>
          <table:table-cell table:formula="of:=IF([.C15]=[.C14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INFLECTIONS_SECTION_4 is</text:p>
          </table:table-cell>
          <table:table-cell office:value-type="string">
            <text:p>CHARACTER range 't'..'u';</text:p>
          </table:table-cell>
          <table:table-cell table:formula="of:=IF([.C16]=[.C15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LEL_SECTION is</text:p>
          </table:table-cell>
          <table:table-cell office:value-type="string">
            <text:p>INFLECTION_ARRAY(1..SIZE_OF_INFLECTIONS_SECTION);</text:p>
          </table:table-cell>
          <table:table-cell table:formula="of:=IF([.C17]=[.C16];&quot;x&quot;;&quot;&quot;)">
            <text:p/>
          </table:table-cell>
        </table:table-row>
        <table:table-row table:style-name="ro1">
          <table:table-cell office:value-type="string">
            <text:p>makeewds.adb</text:p>
          </table:table-cell>
          <table:table-cell office:value-type="string">
            <text:p>subtype</text:p>
          </table:table-cell>
          <table:table-cell office:value-type="string">
            <text:p>LINE_TYPE is</text:p>
          </table:table-cell>
          <table:table-cell office:value-type="string">
            <text:p>STRING(1..400);</text:p>
          </table:table-cell>
          <table:table-cell table:formula="of:=IF([.C18]=[.C17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MEANING_TYPE is</text:p>
          </table:table-cell>
          <table:table-cell office:value-type="string">
            <text:p>STRING(1..MAX_MEANING_SIZE);</text:p>
          </table:table-cell>
          <table:table-cell table:formula="of:=IF([.C19]=[.C18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subtype</text:p>
          </table:table-cell>
          <table:table-cell office:value-type="string">
            <text:p>MNPC_TYPE is</text:p>
          </table:table-cell>
          <table:table-cell office:value-type="string">
            <text:p>DICT_IO.COUNT;</text:p>
          </table:table-cell>
          <table:table-cell table:formula="of:=IF([.C20]=[.C19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NUMERAL_VALUE_TYPE is</text:p>
          </table:table-cell>
          <table:table-cell office:value-type="string">
            <text:p>NATURAL range 0..1000;</text:p>
          </table:table-cell>
          <table:table-cell table:formula="of:=IF([.C21]=[.C20];&quot;x&quot;;&quot;&quot;)">
            <text:p/>
          </table:table-cell>
        </table:table-row>
        <table:table-row table:style-name="ro1">
          <table:table-cell office:value-type="string">
            <text:p>english_support_package.ads</text:p>
          </table:table-cell>
          <table:table-cell office:value-type="string">
            <text:p>subtype</text:p>
          </table:table-cell>
          <table:table-cell office:value-type="string">
            <text:p>PRIORITY_TYPE is</text:p>
          </table:table-cell>
          <table:table-cell office:value-type="string">
            <text:p>INTEGER range 0..99;</text:p>
          </table:table-cell>
          <table:table-cell table:formula="of:=IF([.C22]=[.C21];&quot;x&quot;;&quot;&quot;)">
            <text:p/>
          </table:table-cell>
        </table:table-row>
        <table:table-row table:style-name="ro1">
          <table:table-cell office:value-type="string">
            <text:p>word_package.ads</text:p>
          </table:table-cell>
          <table:table-cell office:value-type="string">
            <text:p>subtype</text:p>
          </table:table-cell>
          <table:table-cell office:value-type="string">
            <text:p>SAL is</text:p>
          </table:table-cell>
          <table:table-cell office:value-type="string">
            <text:p>PARSE_ARRAY(1..250);</text:p>
          </table:table-cell>
          <table:table-cell table:formula="of:=IF([.C23]=[.C22];&quot;x&quot;;&quot;&quot;)">
            <text:p/>
          </table:table-cell>
        </table:table-row>
        <table:table-row table:style-name="ro1">
          <table:table-cell office:value-type="string">
            <text:p>word_package.ads</text:p>
          </table:table-cell>
          <table:table-cell office:value-type="string">
            <text:p>subtype</text:p>
          </table:table-cell>
          <table:table-cell office:value-type="string">
            <text:p>STEM_ARRAY is</text:p>
          </table:table-cell>
          <table:table-cell office:value-type="string">
            <text:p>STEM_ARRAY_TYPE(0..MAX_STEM_SIZE);</text:p>
          </table:table-cell>
          <table:table-cell table:formula="of:=IF([.C24]=[.C23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STEM_TYPE is</text:p>
          </table:table-cell>
          <table:table-cell office:value-type="string">
            <text:p>STRING(1..MAX_STEM_SIZE);</text:p>
          </table:table-cell>
          <table:table-cell table:formula="of:=IF([.C25]=[.C24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subtype</text:p>
          </table:table-cell>
          <table:table-cell office:value-type="string">
            <text:p>TARGET_POFS_TYPE is</text:p>
          </table:table-cell>
          <table:table-cell office:value-type="string">
            <text:p>PART_OF_SPEECH_TYPE range X..V; <text:s/></text:p>
          </table:table-cell>
          <table:table-cell table:formula="of:=IF([.C26]=[.C25];&quot;x&quot;;&quot;&quot;)">
            <text:p/>
          </table:table-cell>
        </table:table-row>
        <table:table-row table:style-name="ro1">
          <table:table-cell office:value-type="string">
            <text:p>sorter.adb</text:p>
          </table:table-cell>
          <table:table-cell office:value-type="string">
            <text:p>subtype</text:p>
          </table:table-cell>
          <table:table-cell office:value-type="string">
            <text:p>TEXT_TYPE is</text:p>
          </table:table-cell>
          <table:table-cell office:value-type="string">
            <text:p>STRING(1..LINE_LENGTH);</text:p>
          </table:table-cell>
          <table:table-cell table:formula="of:=IF([.C27]=[.C26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VARIANT_TYPE is</text:p>
          </table:table-cell>
          <table:table-cell office:value-type="string">
            <text:p>NATURAL range 0..9;</text:p>
          </table:table-cell>
          <table:table-cell table:formula="of:=IF([.C28]=[.C27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subtype</text:p>
          </table:table-cell>
          <table:table-cell office:value-type="string">
            <text:p>WHICH_TYPE is</text:p>
          </table:table-cell>
          <table:table-cell office:value-type="string">
            <text:p>NATURAL range 0..9;</text:p>
          </table:table-cell>
          <table:table-cell table:formula="of:=IF([.C29]=[.C28];&quot;x&quot;;&quot;&quot;)">
            <text:p/>
          </table:table-cell>
        </table:table-row>
        <table:table-row table:style-name="ro1">
          <table:table-cell office:value-type="string">
            <text:p>makeewds.adb</text:p>
          </table:table-cell>
          <table:table-cell office:value-type="string">
            <text:p>subtype</text:p>
          </table:table-cell>
          <table:table-cell office:value-type="string">
            <text:p>WORD_TYPE is</text:p>
          </table:table-cell>
          <table:table-cell office:value-type="string">
            <text:p>STRING(1..MAX_MEANING_SIZE);</text:p>
          </table:table-cell>
          <table:table-cell table:formula="of:=IF([.C30]=[.C29];&quot;x&quot;;&quot;&quot;)">
            <text:p/>
          </table:table-cell>
        </table:table-row>
        <table:table-row table:style-name="ro1">
          <table:table-cell office:value-type="string">
            <text:p>makeewds.adb</text:p>
          </table:table-cell>
          <table:table-cell office:value-type="string">
            <text:p>subtype</text:p>
          </table:table-cell>
          <table:table-cell office:value-type="string">
            <text:p>X_MEANING_TYPE is</text:p>
          </table:table-cell>
          <table:table-cell office:value-type="string">
            <text:p>STRING(1..MAX_MEANING_SIZE*2+20);</text:p>
          </table:table-cell>
          <table:table-cell table:formula="of:=IF([.C31]=[.C30];&quot;x&quot;;&quot;&quot;)">
            <text:p/>
          </table:table-cell>
        </table:table-row>
        <table:table-row table:style-name="ro1">
          <table:table-cell office:value-type="string">
            <text:p>list_package.adb</text:p>
          </table:table-cell>
          <table:table-cell office:value-type="string">
            <text:p>subtype</text:p>
          </table:table-cell>
          <table:table-cell office:value-type="string">
            <text:p>XONS is</text:p>
          </table:table-cell>
          <table:table-cell office:value-type="string">
            <text:p>PART_OF_SPEECH_TYPE range TACKON..SUFFIX;</text:p>
          </table:table-cell>
          <table:table-cell table:formula="of:=IF([.C32]=[.C31];&quot;x&quot;;&quot;&quot;)">
            <text:p/>
          </table:table-cell>
        </table:table-row>
        <table:table-row table:style-name="ro1">
          <table:table-cell office:value-type="string">
            <text:p>list_sweep.adb</text:p>
          </table:table-cell>
          <table:table-cell office:value-type="string">
            <text:p>subtype</text:p>
          </table:table-cell>
          <table:table-cell office:value-type="string">
            <text:p>XONS is</text:p>
          </table:table-cell>
          <table:table-cell office:value-type="string">
            <text:p>PART_OF_SPEECH_TYPE range TACKON..SUFFIX;</text:p>
          </table:table-cell>
          <table:table-cell table:formula="of:=IF([.C33]=[.C32];&quot;x&quot;;&quot;&quot;)" office:value-type="string" office:string-value="x">
            <text:p>x</text:p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ADJECTIVE_ENTRY is</text:p>
          </table:table-cell>
          <table:table-cell/>
          <table:table-cell table:formula="of:=IF([.C34]=[.C33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ADJECTIVE_RECORD is</text:p>
          </table:table-cell>
          <table:table-cell/>
          <table:table-cell table:formula="of:=IF([.C35]=[.C34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ADVERB_ENTRY is</text:p>
          </table:table-cell>
          <table:table-cell/>
          <table:table-cell table:formula="of:=IF([.C36]=[.C35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ADVERB_RECORD is</text:p>
          </table:table-cell>
          <table:table-cell/>
          <table:table-cell table:formula="of:=IF([.C37]=[.C36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AGE_TYPE is</text:p>
          </table:table-cell>
          <table:table-cell office:value-type="string">
            <text:p>(</text:p>
          </table:table-cell>
          <table:table-cell table:formula="of:=IF([.C38]=[.C37];&quot;x&quot;;&quot;&quot;)">
            <text:p/>
          </table:table-cell>
        </table:table-row>
        <table:table-row table:style-name="ro1">
          <table:table-cell office:value-type="string">
            <text:p>sorter.adb</text:p>
          </table:table-cell>
          <table:table-cell office:value-type="string">
            <text:p>type</text:p>
          </table:table-cell>
          <table:table-cell office:value-type="string">
            <text:p>APPENDIX_SECTION_TYPE is</text:p>
          </table:table-cell>
          <table:table-cell office:value-type="string">
            <text:p><text:s text:c="3"/>record</text:p>
          </table:table-cell>
          <table:table-cell table:formula="of:=IF([.C39]=[.C38];&quot;x&quot;;&quot;&quot;)">
            <text:p/>
          </table:table-cell>
        </table:table-row>
        <table:table-row table:style-name="ro1">
          <table:table-cell office:value-type="string">
            <text:p>sorter.adb</text:p>
          </table:table-cell>
          <table:table-cell office:value-type="string">
            <text:p>type</text:p>
          </table:table-cell>
          <table:table-cell office:value-type="string">
            <text:p>APPENDIX_TYPE is</text:p>
          </table:table-cell>
          <table:table-cell office:value-type="string">
            <text:p>(NONE, A, B, C, D, E, F, G, H, I, J, K, L, M,</text:p>
          </table:table-cell>
          <table:table-cell table:formula="of:=IF([.C40]=[.C39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AREA_TYPE is</text:p>
          </table:table-cell>
          <table:table-cell office:value-type="string">
            <text:p>(</text:p>
          </table:table-cell>
          <table:table-cell table:formula="of:=IF([.C41]=[.C40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CASE_TYPE is</text:p>
          </table:table-cell>
          <table:table-cell office:value-type="string">
            <text:p>(</text:p>
          </table:table-cell>
          <table:table-cell table:formula="of:=IF([.C42]=[.C41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COMPARISON_TYPE is</text:p>
          </table:table-cell>
          <table:table-cell office:value-type="string">
            <text:p>(</text:p>
          </table:table-cell>
          <table:table-cell table:formula="of:=IF([.C43]=[.C42];&quot;x&quot;;&quot;&quot;)">
            <text:p/>
          </table:table-cell>
        </table:table-row>
        <table:table-row table:style-name="ro1">
          <table:table-cell office:value-type="string">
            <text:p>config.adb</text:p>
          </table:table-cell>
          <table:table-cell office:value-type="string">
            <text:p>type</text:p>
          </table:table-cell>
          <table:table-cell office:value-type="string">
            <text:p>CONFIGURATION_TYPE is</text:p>
          </table:table-cell>
          <table:table-cell office:value-type="string">
            <text:p>(DEVELOPER_VERSION, USER_VERSION, ONLY_MEANINGS);</text:p>
          </table:table-cell>
          <table:table-cell table:formula="of:=IF([.C44]=[.C43];&quot;x&quot;;&quot;&quot;)">
            <text:p/>
          </table:table-cell>
        </table:table-row>
        <table:table-row table:style-name="ro1">
          <table:table-cell office:value-type="string">
            <text:p>config.ads</text:p>
          </table:table-cell>
          <table:table-cell office:value-type="string">
            <text:p>type</text:p>
          </table:table-cell>
          <table:table-cell office:value-type="string">
            <text:p>CONFIGURATION_TYPE is</text:p>
          </table:table-cell>
          <table:table-cell office:value-type="string">
            <text:p>(DEVELOPER_VERSION, USER_VERSION, ONLY_MEANINGS); </text:p>
          </table:table-cell>
          <table:table-cell table:formula="of:=IF([.C45]=[.C44];&quot;x&quot;;&quot;&quot;)" office:value-type="string" office:string-value="x">
            <text:p>x</text:p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CONJUNCTION_ENTRY is</text:p>
          </table:table-cell>
          <table:table-cell/>
          <table:table-cell table:formula="of:=IF([.C46]=[.C45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CONJUNCTION_RECORD is</text:p>
          </table:table-cell>
          <table:table-cell/>
          <table:table-cell table:formula="of:=IF([.C47]=[.C46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DECN_RECORD is</text:p>
          </table:table-cell>
          <table:table-cell/>
          <table:table-cell table:formula="of:=IF([.C48]=[.C47];&quot;x&quot;;&quot;&quot;)">
            <text:p/>
          </table:table-cell>
        </table:table-row>
        <table:table-row table:style-name="ro1">
          <table:table-cell office:value-type="string">
            <text:p>word_support_package.ads</text:p>
          </table:table-cell>
          <table:table-cell office:value-type="string">
            <text:p>type</text:p>
          </table:table-cell>
          <table:table-cell office:value-type="string">
            <text:p>DICT_ARRAY is</text:p>
          </table:table-cell>
          <table:table-cell office:value-type="string">
            <text:p>array (POSITIVE range &lt;&gt;) of DICTIONARY_STEM; </text:p>
          </table:table-cell>
          <table:table-cell table:formula="of:=IF([.C49]=[.C48];&quot;x&quot;;&quot;&quot;)">
            <text:p/>
          </table:table-cell>
        </table:table-row>
        <table:table-row table:style-name="ro1">
          <table:table-cell office:value-type="string">
            <text:p>word_support_package.ads</text:p>
          </table:table-cell>
          <table:table-cell office:value-type="string">
            <text:p>type</text:p>
          </table:table-cell>
          <table:table-cell office:value-type="string">
            <text:p>DICT_ARRAY_INDEX is</text:p>
          </table:table-cell>
          <table:table-cell office:value-type="string">
            <text:p>array (CHARACTER range &lt;&gt;,</text:p>
          </table:table-cell>
          <table:table-cell table:formula="of:=IF([.C50]=[.C49];&quot;x&quot;;&quot;&quot;)">
            <text:p/>
          </table:table-cell>
        </table:table-row>
        <table:table-row table:style-name="ro1">
          <table:table-cell office:value-type="string">
            <text:p>word_package.ads</text:p>
          </table:table-cell>
          <table:table-cell office:value-type="string">
            <text:p>type</text:p>
          </table:table-cell>
          <table:table-cell office:value-type="string">
            <text:p>DICT_RESTRICTION is</text:p>
          </table:table-cell>
          <table:table-cell office:value-type="string">
            <text:p>(X, REGULAR, QU_PRON_ONLY, PACK_ONLY);</text:p>
          </table:table-cell>
          <table:table-cell table:formula="of:=IF([.C51]=[.C50];&quot;x&quot;;&quot;&quot;)">
            <text:p/>
          </table:table-cell>
        </table:table-row>
        <table:table-row table:style-name="ro1">
          <table:table-cell office:value-type="string">
            <text:p>line_stuff.ads</text:p>
          </table:table-cell>
          <table:table-cell office:value-type="string">
            <text:p>type</text:p>
          </table:table-cell>
          <table:table-cell office:value-type="string">
            <text:p>DICTIONARY is</text:p>
          </table:table-cell>
          <table:table-cell office:value-type="string">
            <text:p>array (CHARACTER) of DICTIONARY_LIST;</text:p>
          </table:table-cell>
          <table:table-cell table:formula="of:=IF([.C52]=[.C51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DICTIONARY_ENTRY is</text:p>
          </table:table-cell>
          <table:table-cell/>
          <table:table-cell table:formula="of:=IF([.C53]=[.C52];&quot;x&quot;;&quot;&quot;)">
            <text:p/>
          </table:table-cell>
        </table:table-row>
        <table:table-row table:style-name="ro1">
          <table:table-cell office:value-type="string">
            <text:p>line_stuff.ads</text:p>
          </table:table-cell>
          <table:table-cell office:value-type="string">
            <text:p>type</text:p>
          </table:table-cell>
          <table:table-cell office:value-type="string">
            <text:p>DICTIONARY_ITEM is</text:p>
          </table:table-cell>
          <table:table-cell/>
          <table:table-cell table:formula="of:=IF([.C54]=[.C53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DICTIONARY_KIND is</text:p>
          </table:table-cell>
          <table:table-cell office:value-type="string">
            <text:p>(X, <text:s text:c="11"/>-- <text:s/>null</text:p>
          </table:table-cell>
          <table:table-cell table:formula="of:=IF([.C55]=[.C54];&quot;x&quot;;&quot;&quot;)">
            <text:p/>
          </table:table-cell>
        </table:table-row>
        <table:table-row table:style-name="ro1">
          <table:table-cell office:value-type="string">
            <text:p>line_stuff.ads</text:p>
          </table:table-cell>
          <table:table-cell office:value-type="string">
            <text:p>type</text:p>
          </table:table-cell>
          <table:table-cell office:value-type="string">
            <text:p>DICTIONARY_LIST is</text:p>
          </table:table-cell>
          <table:table-cell office:value-type="string">
            <text:p>access DICTIONARY_ITEM;</text:p>
          </table:table-cell>
          <table:table-cell table:formula="of:=IF([.C56]=[.C55];&quot;x&quot;;&quot;&quot;)">
            <text:p/>
          </table:table-cell>
        </table:table-row>
        <table:table-row table:style-name="ro1">
          <table:table-cell office:value-type="string">
            <text:p>list_package.adb</text:p>
          </table:table-cell>
          <table:table-cell office:value-type="string">
            <text:p>type</text:p>
          </table:table-cell>
          <table:table-cell office:value-type="string">
            <text:p>DICTIONARY_MNPC_ARRAY is</text:p>
          </table:table-cell>
          <table:table-cell office:value-type="string">
            <text:p>array (1..DICTIONARY_MNPC_ARRAY_SIZE)</text:p>
          </table:table-cell>
          <table:table-cell table:formula="of:=IF([.C57]=[.C56];&quot;x&quot;;&quot;&quot;)">
            <text:p/>
          </table:table-cell>
        </table:table-row>
        <table:table-row table:style-name="ro1">
          <table:table-cell office:value-type="string">
            <text:p>list_package.adb</text:p>
          </table:table-cell>
          <table:table-cell office:value-type="string">
            <text:p>type</text:p>
          </table:table-cell>
          <table:table-cell office:value-type="string">
            <text:p>DICTIONARY_MNPC_RECORD is</text:p>
          </table:table-cell>
          <table:table-cell office:value-type="string">
            <text:p>record</text:p>
          </table:table-cell>
          <table:table-cell table:formula="of:=IF([.C58]=[.C57];&quot;x&quot;;&quot;&quot;)">
            <text:p/>
          </table:table-cell>
        </table:table-row>
        <table:table-row table:style-name="ro1">
          <table:table-cell office:value-type="string">
            <text:p>word_support_package.ads</text:p>
          </table:table-cell>
          <table:table-cell office:value-type="string">
            <text:p>type</text:p>
          </table:table-cell>
          <table:table-cell office:value-type="string">
            <text:p>DICTIONARY_STEM is</text:p>
          </table:table-cell>
          <table:table-cell/>
          <table:table-cell table:formula="of:=IF([.C59]=[.C58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ENDING_RECORD is</text:p>
          </table:table-cell>
          <table:table-cell/>
          <table:table-cell table:formula="of:=IF([.C60]=[.C59];&quot;x&quot;;&quot;&quot;)">
            <text:p/>
          </table:table-cell>
        </table:table-row>
        <table:table-row table:style-name="ro1">
          <table:table-cell office:value-type="string">
            <text:p>english_support_package.ads</text:p>
          </table:table-cell>
          <table:table-cell office:value-type="string">
            <text:p>type</text:p>
          </table:table-cell>
          <table:table-cell office:value-type="string">
            <text:p>EWDS_ARRAY is</text:p>
          </table:table-cell>
          <table:table-cell office:value-type="string">
            <text:p>array (POSITIVE range &lt;&gt;) of EWDS_RECORD;</text:p>
          </table:table-cell>
          <table:table-cell table:formula="of:=IF([.C61]=[.C60];&quot;x&quot;;&quot;&quot;)">
            <text:p/>
          </table:table-cell>
        </table:table-row>
        <table:table-row table:style-name="ro1">
          <table:table-cell office:value-type="string">
            <text:p>english_support_package.ads</text:p>
          </table:table-cell>
          <table:table-cell office:value-type="string">
            <text:p>type</text:p>
          </table:table-cell>
          <table:table-cell office:value-type="string">
            <text:p>EWDS_RECORD is</text:p>
          </table:table-cell>
          <table:table-cell/>
          <table:table-cell table:formula="of:=IF([.C62]=[.C61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FREQUENCY_TYPE is</text:p>
          </table:table-cell>
          <table:table-cell office:value-type="string">
            <text:p>( <text:s text:c="4"/>-- <text:s/>For dictionary entries</text:p>
          </table:table-cell>
          <table:table-cell table:formula="of:=IF([.C63]=[.C62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GENDER_TYPE is</text:p>
          </table:table-cell>
          <table:table-cell office:value-type="string">
            <text:p>(</text:p>
          </table:table-cell>
          <table:table-cell table:formula="of:=IF([.C64]=[.C63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GEO_TYPE is</text:p>
          </table:table-cell>
          <table:table-cell office:value-type="string">
            <text:p>(</text:p>
          </table:table-cell>
          <table:table-cell table:formula="of:=IF([.C65]=[.C64];&quot;x&quot;;&quot;&quot;)">
            <text:p/>
          </table:table-cell>
        </table:table-row>
        <table:table-row table:style-name="ro1">
          <table:table-cell office:value-type="string">
            <text:p>developer_parameters.adb</text:p>
          </table:table-cell>
          <table:table-cell office:value-type="string">
            <text:p>type</text:p>
          </table:table-cell>
          <table:table-cell office:value-type="string">
            <text:p>HELP_TYPE is</text:p>
          </table:table-cell>
          <table:table-cell office:value-type="string">
            <text:p>array (NATURAL range &lt;&gt;) of STRING(1..70);</text:p>
          </table:table-cell>
          <table:table-cell table:formula="of:=IF([.C66]=[.C65];&quot;x&quot;;&quot;&quot;)">
            <text:p/>
          </table:table-cell>
        </table:table-row>
        <table:table-row table:style-name="ro1">
          <table:table-cell office:value-type="string">
            <text:p>word_parameters.adb</text:p>
          </table:table-cell>
          <table:table-cell office:value-type="string">
            <text:p>type</text:p>
          </table:table-cell>
          <table:table-cell office:value-type="string">
            <text:p>HELP_TYPE is</text:p>
          </table:table-cell>
          <table:table-cell office:value-type="string">
            <text:p>array (NATURAL range &lt;&gt;) of STRING(1..70);</text:p>
          </table:table-cell>
          <table:table-cell table:formula="of:=IF([.C67]=[.C66];&quot;x&quot;;&quot;&quot;)" office:value-type="string" office:string-value="x">
            <text:p>x</text:p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INFLECTION_ARRAY is</text:p>
          </table:table-cell>
          <table:table-cell office:value-type="string">
            <text:p>array (POSITIVE range &lt;&gt;) of INFLECTION_RECORD;</text:p>
          </table:table-cell>
          <table:table-cell table:formula="of:=IF([.C68]=[.C67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INFLECTION_ARRAY_INDEX is</text:p>
          </table:table-cell>
          <table:table-cell office:value-type="string">
            <text:p>array (INTEGER range &lt;&gt;, </text:p>
          </table:table-cell>
          <table:table-cell table:formula="of:=IF([.C69]=[.C68];&quot;x&quot;;&quot;&quot;)">
            <text:p/>
          </table:table-cell>
        </table:table-row>
        <table:table-row table:style-name="ro1">
          <table:table-cell office:value-type="string">
            <text:p>makeinfl.adb</text:p>
          </table:table-cell>
          <table:table-cell office:value-type="string">
            <text:p>type</text:p>
          </table:table-cell>
          <table:table-cell office:value-type="string">
            <text:p>INFLECTION_ITEM is</text:p>
          </table:table-cell>
          <table:table-cell/>
          <table:table-cell table:formula="of:=IF([.C70]=[.C69];&quot;x&quot;;&quot;&quot;)">
            <text:p/>
          </table:table-cell>
        </table:table-row>
        <table:table-row table:style-name="ro1">
          <table:table-cell office:value-type="string">
            <text:p>makeinfl.adb</text:p>
          </table:table-cell>
          <table:table-cell office:value-type="string">
            <text:p>type</text:p>
          </table:table-cell>
          <table:table-cell office:value-type="string">
            <text:p>INFLECTION_LIST is</text:p>
          </table:table-cell>
          <table:table-cell office:value-type="string">
            <text:p>access INFLECTION_ITEM;</text:p>
          </table:table-cell>
          <table:table-cell table:formula="of:=IF([.C71]=[.C70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INFLECTION_RECORD is</text:p>
          </table:table-cell>
          <table:table-cell/>
          <table:table-cell table:formula="of:=IF([.C72]=[.C71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INTERJECTION_ENTRY is</text:p>
          </table:table-cell>
          <table:table-cell/>
          <table:table-cell table:formula="of:=IF([.C73]=[.C72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INTERJECTION_RECORD is</text:p>
          </table:table-cell>
          <table:table-cell/>
          <table:table-cell table:formula="of:=IF([.C74]=[.C73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KIND_ENTRY(POFS : PART_OF_SPEECH_TYPE := X) is</text:p>
          </table:table-cell>
          <table:table-cell/>
          <table:table-cell table:formula="of:=IF([.C75]=[.C74];&quot;x&quot;;&quot;&quot;)">
            <text:p/>
          </table:table-cell>
        </table:table-row>
        <table:table-row table:style-name="ro1">
          <table:table-cell office:value-type="string">
            <text:p>config.adb</text:p>
          </table:table-cell>
          <table:table-cell office:value-type="string">
            <text:p>type</text:p>
          </table:table-cell>
          <table:table-cell office:value-type="string">
            <text:p>LANGUAGE_TYPE is</text:p>
          </table:table-cell>
          <table:table-cell office:value-type="string">
            <text:p>(LATIN_TO_ENGLISH, ENGLISH_TO_LATIN);</text:p>
          </table:table-cell>
          <table:table-cell table:formula="of:=IF([.C76]=[.C75];&quot;x&quot;;&quot;&quot;)">
            <text:p/>
          </table:table-cell>
        </table:table-row>
        <table:table-row table:style-name="ro1">
          <table:table-cell office:value-type="string">
            <text:p>config.ads</text:p>
          </table:table-cell>
          <table:table-cell office:value-type="string">
            <text:p>type</text:p>
          </table:table-cell>
          <table:table-cell office:value-type="string">
            <text:p>LANGUAGE_TYPE is</text:p>
          </table:table-cell>
          <table:table-cell office:value-type="string">
            <text:p>(LATIN_TO_ENGLISH, ENGLISH_TO_LATIN);</text:p>
          </table:table-cell>
          <table:table-cell table:formula="of:=IF([.C77]=[.C76];&quot;x&quot;;&quot;&quot;)" office:value-type="string" office:string-value="x">
            <text:p>x</text:p>
          </table:table-cell>
        </table:table-row>
        <table:table-row table:style-name="ro1">
          <table:table-cell office:value-type="string">
            <text:p>makeinfl.adb</text:p>
          </table:table-cell>
          <table:table-cell office:value-type="string">
            <text:p>type</text:p>
          </table:table-cell>
          <table:table-cell office:value-type="string">
            <text:p>LATIN_INFLECTIONS is</text:p>
          </table:table-cell>
          <table:table-cell office:value-type="string">
            <text:p>array (INTEGER range 0..MAX_ENDING_SIZE,</text:p>
          </table:table-cell>
          <table:table-cell table:formula="of:=IF([.C78]=[.C77];&quot;x&quot;;&quot;&quot;)">
            <text:p/>
          </table:table-cell>
        </table:table-row>
        <table:table-row table:style-name="ro1">
          <table:table-cell office:value-type="string">
            <text:p>uniques_package.ads</text:p>
          </table:table-cell>
          <table:table-cell office:value-type="string">
            <text:p>type</text:p>
          </table:table-cell>
          <table:table-cell office:value-type="string">
            <text:p>LATIN_UNIQUES is</text:p>
          </table:table-cell>
          <table:table-cell office:value-type="string">
            <text:p>array (CHARACTER range 'a'..'z') of UNIQUE_LIST;</text:p>
          </table:table-cell>
          <table:table-cell table:formula="of:=IF([.C79]=[.C78];&quot;x&quot;;&quot;&quot;)">
            <text:p/>
          </table:table-cell>
        </table:table-row>
        <table:table-row table:style-name="ro1">
          <table:table-cell office:value-type="string">
            <text:p>developer_parameters.ads</text:p>
          </table:table-cell>
          <table:table-cell office:value-type="string">
            <text:p>type</text:p>
          </table:table-cell>
          <table:table-cell office:value-type="string">
            <text:p>MDEV_ARRAY is</text:p>
          </table:table-cell>
          <table:table-cell office:value-type="string">
            <text:p>array (MDEV_TYPE) of BOOLEAN;</text:p>
          </table:table-cell>
          <table:table-cell table:formula="of:=IF([.C80]=[.C79];&quot;x&quot;;&quot;&quot;)">
            <text:p/>
          </table:table-cell>
        </table:table-row>
        <table:table-row table:style-name="ro1">
          <table:table-cell office:value-type="string">
            <text:p>developer_parameters.ads</text:p>
          </table:table-cell>
          <table:table-cell office:value-type="string">
            <text:p>type</text:p>
          </table:table-cell>
          <table:table-cell office:value-type="string">
            <text:p>MDEV_TYPE is</text:p>
          </table:table-cell>
          <table:table-cell office:value-type="string">
            <text:p>( <text:s text:c="2"/></text:p>
          </table:table-cell>
          <table:table-cell table:formula="of:=IF([.C81]=[.C80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MEANS_ARRAY <text:s/>is</text:p>
          </table:table-cell>
          <table:table-cell office:value-type="string">
            <text:p>array (INTEGER range &lt;&gt;) of MEANING_TYPE;</text:p>
          </table:table-cell>
          <table:table-cell table:formula="of:=IF([.C82]=[.C81];&quot;x&quot;;&quot;&quot;)">
            <text:p/>
          </table:table-cell>
        </table:table-row>
        <table:table-row table:style-name="ro1">
          <table:table-cell office:value-type="string">
            <text:p>config.adb</text:p>
          </table:table-cell>
          <table:table-cell office:value-type="string">
            <text:p>type</text:p>
          </table:table-cell>
          <table:table-cell office:value-type="string">
            <text:p>METHOD_TYPE is</text:p>
          </table:table-cell>
          <table:table-cell office:value-type="string">
            <text:p>(INTERACTIVE, COMMAND_LINE_INPUT, COMMAND_LINE_FILES);</text:p>
          </table:table-cell>
          <table:table-cell table:formula="of:=IF([.C83]=[.C82];&quot;x&quot;;&quot;&quot;)">
            <text:p/>
          </table:table-cell>
        </table:table-row>
        <table:table-row table:style-name="ro1">
          <table:table-cell office:value-type="string">
            <text:p>config.ads</text:p>
          </table:table-cell>
          <table:table-cell office:value-type="string">
            <text:p>type</text:p>
          </table:table-cell>
          <table:table-cell office:value-type="string">
            <text:p>METHOD_TYPE is</text:p>
          </table:table-cell>
          <table:table-cell office:value-type="string">
            <text:p>(INTERACTIVE, COMMAND_LINE_INPUT, COMMAND_LINE_FILES);</text:p>
          </table:table-cell>
          <table:table-cell table:formula="of:=IF([.C84]=[.C83];&quot;x&quot;;&quot;&quot;)" office:value-type="string" office:string-value="x">
            <text:p>x</text:p>
          </table:table-cell>
        </table:table-row>
        <table:table-row table:style-name="ro1">
          <table:table-cell office:value-type="string">
            <text:p>word_parameters.ads</text:p>
          </table:table-cell>
          <table:table-cell office:value-type="string">
            <text:p>type</text:p>
          </table:table-cell>
          <table:table-cell office:value-type="string">
            <text:p>MODE_ARRAY is</text:p>
          </table:table-cell>
          <table:table-cell office:value-type="string">
            <text:p>array (MODE_TYPE) of BOOLEAN;</text:p>
          </table:table-cell>
          <table:table-cell table:formula="of:=IF([.C85]=[.C84];&quot;x&quot;;&quot;&quot;)">
            <text:p/>
          </table:table-cell>
        </table:table-row>
        <table:table-row table:style-name="ro1">
          <table:table-cell office:value-type="string">
            <text:p>word_parameters.ads</text:p>
          </table:table-cell>
          <table:table-cell office:value-type="string">
            <text:p>type</text:p>
          </table:table-cell>
          <table:table-cell office:value-type="string">
            <text:p>MODE_TYPE is</text:p>
          </table:table-cell>
          <table:table-cell office:value-type="string">
            <text:p>( <text:s text:c="5"/></text:p>
          </table:table-cell>
          <table:table-cell table:formula="of:=IF([.C86]=[.C85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MOOD_TYPE is</text:p>
          </table:table-cell>
          <table:table-cell office:value-type="string">
            <text:p>(</text:p>
          </table:table-cell>
          <table:table-cell table:formula="of:=IF([.C87]=[.C86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NOUN_ENTRY is</text:p>
          </table:table-cell>
          <table:table-cell/>
          <table:table-cell table:formula="of:=IF([.C88]=[.C87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NOUN_KIND_TYPE is</text:p>
          </table:table-cell>
          <table:table-cell office:value-type="string">
            <text:p>(</text:p>
          </table:table-cell>
          <table:table-cell table:formula="of:=IF([.C89]=[.C88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NOUN_RECORD is</text:p>
          </table:table-cell>
          <table:table-cell/>
          <table:table-cell table:formula="of:=IF([.C90]=[.C89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NUMBER_TYPE is</text:p>
          </table:table-cell>
          <table:table-cell office:value-type="string">
            <text:p>(</text:p>
          </table:table-cell>
          <table:table-cell table:formula="of:=IF([.C91]=[.C90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NUMERAL_ENTRY is</text:p>
          </table:table-cell>
          <table:table-cell/>
          <table:table-cell table:formula="of:=IF([.C92]=[.C91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NUMERAL_RECORD is</text:p>
          </table:table-cell>
          <table:table-cell/>
          <table:table-cell table:formula="of:=IF([.C93]=[.C92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NUMERAL_SORT_TYPE is</text:p>
          </table:table-cell>
          <table:table-cell office:value-type="string">
            <text:p>(</text:p>
          </table:table-cell>
          <table:table-cell table:formula="of:=IF([.C94]=[.C93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PARSE_ARRAY is</text:p>
          </table:table-cell>
          <table:table-cell office:value-type="string">
            <text:p>array (INTEGER range &lt;&gt;) of PARSE_RECORD;</text:p>
          </table:table-cell>
          <table:table-cell table:formula="of:=IF([.C95]=[.C94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PARSE_RECORD is</text:p>
          </table:table-cell>
          <table:table-cell/>
          <table:table-cell table:formula="of:=IF([.C96]=[.C95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PART_ENTRY(POFS : PART_OF_SPEECH_TYPE := X) is</text:p>
          </table:table-cell>
          <table:table-cell/>
          <table:table-cell table:formula="of:=IF([.C97]=[.C96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PART_OF_SPEECH_TYPE is</text:p>
          </table:table-cell>
          <table:table-cell office:value-type="string">
            <text:p>(</text:p>
          </table:table-cell>
          <table:table-cell table:formula="of:=IF([.C98]=[.C97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PERSON_TYPE is</text:p>
          </table:table-cell>
          <table:table-cell office:value-type="string">
            <text:p>range 0..3;</text:p>
          </table:table-cell>
          <table:table-cell table:formula="of:=IF([.C99]=[.C98];&quot;x&quot;;&quot;&quot;)">
            <text:p/>
          </table:table-cell>
        </table:table-row>
        <table:table-row table:style-name="ro1">
          <table:table-cell office:value-type="string">
            <text:p>wordsdoc.htm</text:p>
          </table:table-cell>
          <table:table-cell office:value-type="string">
            <text:p>type</text:p>
          </table:table-cell>
          <table:table-cell office:value-type="string">
            <text:p>PERSON_TYPE is</text:p>
          </table:table-cell>
          <table:table-cell office:value-type="string">
            <text:p>range 0..3;</text:p>
          </table:table-cell>
          <table:table-cell table:formula="of:=IF([.C100]=[.C99];&quot;x&quot;;&quot;&quot;)" office:value-type="string" office:string-value="x">
            <text:p>x</text:p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PREFIX_ARRAY is</text:p>
          </table:table-cell>
          <table:table-cell office:value-type="string">
            <text:p>array (INTEGER range &lt;&gt;) of PREFIX_ITEM; </text:p>
          </table:table-cell>
          <table:table-cell table:formula="of:=IF([.C101]=[.C100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PREFIX_ENTRY is</text:p>
          </table:table-cell>
          <table:table-cell/>
          <table:table-cell table:formula="of:=IF([.C102]=[.C101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PREFIX_ITEM is</text:p>
          </table:table-cell>
          <table:table-cell/>
          <table:table-cell table:formula="of:=IF([.C103]=[.C102];&quot;x&quot;;&quot;&quot;)">
            <text:p/>
          </table:table-cell>
        </table:table-row>
        <table:table-row table:style-name="ro1">
          <table:table-cell office:value-type="string">
            <text:p>line_stuff.ads</text:p>
          </table:table-cell>
          <table:table-cell office:value-type="string">
            <text:p>type</text:p>
          </table:table-cell>
          <table:table-cell office:value-type="string">
            <text:p>PREFIX_LINE is</text:p>
          </table:table-cell>
          <table:table-cell/>
          <table:table-cell table:formula="of:=IF([.C104]=[.C103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PREFIX_RECORD is</text:p>
          </table:table-cell>
          <table:table-cell/>
          <table:table-cell table:formula="of:=IF([.C105]=[.C104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PREPOSITION_ENTRY is</text:p>
          </table:table-cell>
          <table:table-cell/>
          <table:table-cell table:formula="of:=IF([.C106]=[.C105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PREPOSITION_RECORD is</text:p>
          </table:table-cell>
          <table:table-cell/>
          <table:table-cell table:formula="of:=IF([.C107]=[.C106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PRONOUN_ENTRY is</text:p>
          </table:table-cell>
          <table:table-cell/>
          <table:table-cell table:formula="of:=IF([.C108]=[.C107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PRONOUN_KIND_TYPE is</text:p>
          </table:table-cell>
          <table:table-cell office:value-type="string">
            <text:p>(</text:p>
          </table:table-cell>
          <table:table-cell table:formula="of:=IF([.C109]=[.C108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PRONOUN_RECORD is</text:p>
          </table:table-cell>
          <table:table-cell/>
          <table:table-cell table:formula="of:=IF([.C110]=[.C109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PROPACK_ENTRY is</text:p>
          </table:table-cell>
          <table:table-cell/>
          <table:table-cell table:formula="of:=IF([.C111]=[.C110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PROPACK_RECORD is</text:p>
          </table:table-cell>
          <table:table-cell/>
          <table:table-cell table:formula="of:=IF([.C112]=[.C111];&quot;x&quot;;&quot;&quot;)">
            <text:p/>
          </table:table-cell>
        </table:table-row>
        <table:table-row table:style-name="ro1">
          <table:table-cell office:value-type="string">
            <text:p>word_package.ads</text:p>
          </table:table-cell>
          <table:table-cell office:value-type="string">
            <text:p>type</text:p>
          </table:table-cell>
          <table:table-cell office:value-type="string">
            <text:p>PRUNED_DICTIONARY_ITEM is</text:p>
          </table:table-cell>
          <table:table-cell/>
          <table:table-cell table:formula="of:=IF([.C113]=[.C112];&quot;x&quot;;&quot;&quot;)">
            <text:p/>
          </table:table-cell>
        </table:table-row>
        <table:table-row table:style-name="ro1">
          <table:table-cell office:value-type="string">
            <text:p>word_package.ads</text:p>
          </table:table-cell>
          <table:table-cell office:value-type="string">
            <text:p>type</text:p>
          </table:table-cell>
          <table:table-cell office:value-type="string">
            <text:p>PRUNED_DICTIONARY_LIST is</text:p>
          </table:table-cell>
          <table:table-cell office:value-type="string">
            <text:p>array (1..80) of PRUNED_DICTIONARY_ITEM;</text:p>
          </table:table-cell>
          <table:table-cell table:formula="of:=IF([.C114]=[.C113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QUALITY_ARRAY is</text:p>
          </table:table-cell>
          <table:table-cell office:value-type="string">
            <text:p>array (INTEGER range &lt;&gt;) of QUALITY_RECORD;</text:p>
          </table:table-cell>
          <table:table-cell table:formula="of:=IF([.C115]=[.C114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QUALITY_RECORD(POFS : PART_OF_SPEECH_TYPE := X) is</text:p>
          </table:table-cell>
          <table:table-cell/>
          <table:table-cell table:formula="of:=IF([.C116]=[.C115];&quot;x&quot;;&quot;&quot;)">
            <text:p/>
          </table:table-cell>
        </table:table-row>
        <table:table-row table:style-name="ro1">
          <table:table-cell office:value-type="string">
            <text:p>developer_parameters.adb</text:p>
          </table:table-cell>
          <table:table-cell office:value-type="string">
            <text:p>type</text:p>
          </table:table-cell>
          <table:table-cell office:value-type="string">
            <text:p>REPLY_TYPE is</text:p>
          </table:table-cell>
          <table:table-cell office:value-type="string">
            <text:p>(N, Y);</text:p>
          </table:table-cell>
          <table:table-cell table:formula="of:=IF([.C117]=[.C116];&quot;x&quot;;&quot;&quot;)">
            <text:p/>
          </table:table-cell>
        </table:table-row>
        <table:table-row table:style-name="ro1">
          <table:table-cell office:value-type="string">
            <text:p>word_parameters.adb</text:p>
          </table:table-cell>
          <table:table-cell office:value-type="string">
            <text:p>type</text:p>
          </table:table-cell>
          <table:table-cell office:value-type="string">
            <text:p>REPLY_TYPE is</text:p>
          </table:table-cell>
          <table:table-cell office:value-type="string">
            <text:p>(N, Y);</text:p>
          </table:table-cell>
          <table:table-cell table:formula="of:=IF([.C118]=[.C117];&quot;x&quot;;&quot;&quot;)" office:value-type="string" office:string-value="x">
            <text:p>x</text:p>
          </table:table-cell>
        </table:table-row>
        <table:table-row table:style-name="ro1">
          <table:table-cell office:value-type="string">
            <text:p>sorter.adb</text:p>
          </table:table-cell>
          <table:table-cell office:value-type="string">
            <text:p>type</text:p>
          </table:table-cell>
          <table:table-cell office:value-type="string">
            <text:p>SECTION_TYPE is</text:p>
          </table:table-cell>
          <table:table-cell/>
          <table:table-cell table:formula="of:=IF([.C119]=[.C118];&quot;x&quot;;&quot;&quot;)">
            <text:p/>
          </table:table-cell>
        </table:table-row>
        <table:table-row table:style-name="ro1">
          <table:table-cell office:value-type="string">
            <text:p>sorter.adb</text:p>
          </table:table-cell>
          <table:table-cell office:value-type="string">
            <text:p>type</text:p>
          </table:table-cell>
          <table:table-cell office:value-type="string">
            <text:p>SORT_TYPE is</text:p>
          </table:table-cell>
          <table:table-cell office:value-type="string">
            <text:p>(A, C, G, U, N, F, P, R, S);</text:p>
          </table:table-cell>
          <table:table-cell table:formula="of:=IF([.C120]=[.C119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SOURCE_TYPE is</text:p>
          </table:table-cell>
          <table:table-cell office:value-type="string">
            <text:p>(</text:p>
          </table:table-cell>
          <table:table-cell table:formula="of:=IF([.C121]=[.C120];&quot;x&quot;;&quot;&quot;)">
            <text:p/>
          </table:table-cell>
        </table:table-row>
        <table:table-row table:style-name="ro1">
          <table:table-cell office:value-type="string">
            <text:p>word_package.ads</text:p>
          </table:table-cell>
          <table:table-cell office:value-type="string">
            <text:p>type</text:p>
          </table:table-cell>
          <table:table-cell office:value-type="string">
            <text:p>STEM_ARRAY_TYPE is</text:p>
          </table:table-cell>
          <table:table-cell office:value-type="string">
            <text:p>array (INTEGER range &lt;&gt;) of STEM_TYPE;</text:p>
          </table:table-cell>
          <table:table-cell table:formula="of:=IF([.C122]=[.C121];&quot;x&quot;;&quot;&quot;)">
            <text:p/>
          </table:table-cell>
        </table:table-row>
        <table:table-row table:style-name="ro1">
          <table:table-cell office:value-type="string">
            <text:p>list_package.adb</text:p>
          </table:table-cell>
          <table:table-cell office:value-type="string">
            <text:p>type</text:p>
          </table:table-cell>
          <table:table-cell office:value-type="string">
            <text:p>STEM_INFLECTION_ARRAY is</text:p>
          </table:table-cell>
          <table:table-cell office:value-type="string">
            <text:p>array (INTEGER range &lt;&gt;) of STEM_INFLECTION_RECORD;</text:p>
          </table:table-cell>
          <table:table-cell table:formula="of:=IF([.C123]=[.C122];&quot;x&quot;;&quot;&quot;)">
            <text:p/>
          </table:table-cell>
        </table:table-row>
        <table:table-row table:style-name="ro1">
          <table:table-cell office:value-type="string">
            <text:p>list_package.adb</text:p>
          </table:table-cell>
          <table:table-cell office:value-type="string">
            <text:p>type</text:p>
          </table:table-cell>
          <table:table-cell office:value-type="string">
            <text:p>STEM_INFLECTION_ARRAY_ARRAY is</text:p>
          </table:table-cell>
          <table:table-cell office:value-type="string">
            <text:p>array (INTEGER range &lt;&gt;)</text:p>
          </table:table-cell>
          <table:table-cell table:formula="of:=IF([.C124]=[.C123];&quot;x&quot;;&quot;&quot;)">
            <text:p/>
          </table:table-cell>
        </table:table-row>
        <table:table-row table:style-name="ro1">
          <table:table-cell office:value-type="string">
            <text:p>list_package.adb</text:p>
          </table:table-cell>
          <table:table-cell office:value-type="string">
            <text:p>type</text:p>
          </table:table-cell>
          <table:table-cell office:value-type="string">
            <text:p>STEM_INFLECTION_RECORD is</text:p>
          </table:table-cell>
          <table:table-cell/>
          <table:table-cell table:formula="of:=IF([.C125]=[.C124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STEM_KEY_TYPE is</text:p>
          </table:table-cell>
          <table:table-cell office:value-type="string">
            <text:p>new NATURAL range 0..9;</text:p>
          </table:table-cell>
          <table:table-cell table:formula="of:=IF([.C126]=[.C125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STEMS_TYPE is</text:p>
          </table:table-cell>
          <table:table-cell office:value-type="string">
            <text:p>array (STEM_KEY_TYPE range 1..4) of STEM_TYPE;</text:p>
          </table:table-cell>
          <table:table-cell table:formula="of:=IF([.C127]=[.C126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SUFFIX_ARRAY is</text:p>
          </table:table-cell>
          <table:table-cell office:value-type="string">
            <text:p>array (INTEGER range &lt;&gt;) of SUFFIX_ITEM; </text:p>
          </table:table-cell>
          <table:table-cell table:formula="of:=IF([.C128]=[.C127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SUFFIX_ENTRY is</text:p>
          </table:table-cell>
          <table:table-cell/>
          <table:table-cell table:formula="of:=IF([.C129]=[.C128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SUFFIX_ITEM is</text:p>
          </table:table-cell>
          <table:table-cell/>
          <table:table-cell table:formula="of:=IF([.C130]=[.C129];&quot;x&quot;;&quot;&quot;)">
            <text:p/>
          </table:table-cell>
        </table:table-row>
        <table:table-row table:style-name="ro1">
          <table:table-cell office:value-type="string">
            <text:p>line_stuff.ads</text:p>
          </table:table-cell>
          <table:table-cell office:value-type="string">
            <text:p>type</text:p>
          </table:table-cell>
          <table:table-cell office:value-type="string">
            <text:p>SUFFIX_LINE is</text:p>
          </table:table-cell>
          <table:table-cell/>
          <table:table-cell table:formula="of:=IF([.C131]=[.C130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SUFFIX_RECORD is</text:p>
          </table:table-cell>
          <table:table-cell/>
          <table:table-cell table:formula="of:=IF([.C132]=[.C131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SUPINE_RECORD is</text:p>
          </table:table-cell>
          <table:table-cell/>
          <table:table-cell table:formula="of:=IF([.C133]=[.C132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TACKON_ARRAY is</text:p>
          </table:table-cell>
          <table:table-cell office:value-type="string">
            <text:p>array (INTEGER range &lt;&gt;) of TACKON_ITEM; </text:p>
          </table:table-cell>
          <table:table-cell table:formula="of:=IF([.C134]=[.C133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TACKON_ENTRY is</text:p>
          </table:table-cell>
          <table:table-cell/>
          <table:table-cell table:formula="of:=IF([.C135]=[.C134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TACKON_ITEM is</text:p>
          </table:table-cell>
          <table:table-cell/>
          <table:table-cell table:formula="of:=IF([.C136]=[.C135];&quot;x&quot;;&quot;&quot;)">
            <text:p/>
          </table:table-cell>
        </table:table-row>
        <table:table-row table:style-name="ro1">
          <table:table-cell office:value-type="string">
            <text:p>line_stuff.ads</text:p>
          </table:table-cell>
          <table:table-cell office:value-type="string">
            <text:p>type</text:p>
          </table:table-cell>
          <table:table-cell office:value-type="string">
            <text:p>TACKON_LINE is</text:p>
          </table:table-cell>
          <table:table-cell/>
          <table:table-cell table:formula="of:=IF([.C137]=[.C136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TACKON_RECORD is</text:p>
          </table:table-cell>
          <table:table-cell/>
          <table:table-cell table:formula="of:=IF([.C138]=[.C137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TARGET_ENTRY(POFS: TARGET_POFS_TYPE := X) is</text:p>
          </table:table-cell>
          <table:table-cell/>
          <table:table-cell table:formula="of:=IF([.C139]=[.C138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TENSE_TYPE is</text:p>
          </table:table-cell>
          <table:table-cell office:value-type="string">
            <text:p>(</text:p>
          </table:table-cell>
          <table:table-cell table:formula="of:=IF([.C140]=[.C139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TENSE_VOICE_MOOD_RECORD is</text:p>
          </table:table-cell>
          <table:table-cell/>
          <table:table-cell table:formula="of:=IF([.C141]=[.C140];&quot;x&quot;;&quot;&quot;)">
            <text:p/>
          </table:table-cell>
        </table:table-row>
        <table:table-row table:style-name="ro1">
          <table:table-cell office:value-type="string">
            <text:p>addons_package.ads</text:p>
          </table:table-cell>
          <table:table-cell office:value-type="string">
            <text:p>type</text:p>
          </table:table-cell>
          <table:table-cell office:value-type="string">
            <text:p>TICKON_ARRAY is</text:p>
          </table:table-cell>
          <table:table-cell office:value-type="string">
            <text:p>array (INTEGER range &lt;&gt;) of PREFIX_ITEM; </text:p>
          </table:table-cell>
          <table:table-cell table:formula="of:=IF([.C142]=[.C141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TRANSLATION_RECORD is</text:p>
          </table:table-cell>
          <table:table-cell/>
          <table:table-cell table:formula="of:=IF([.C143]=[.C142];&quot;x&quot;;&quot;&quot;)">
            <text:p/>
          </table:table-cell>
        </table:table-row>
        <table:table-row table:style-name="ro1">
          <table:table-cell office:value-type="string">
            <text:p>strings_package.ads</text:p>
          </table:table-cell>
          <table:table-cell office:value-type="string">
            <text:p>type</text:p>
          </table:table-cell>
          <table:table-cell office:value-type="string">
            <text:p>TRIM_END is</text:p>
          </table:table-cell>
          <table:table-cell office:value-type="string">
            <text:p>(LEFT, RIGHT, BOTH);</text:p>
          </table:table-cell>
          <table:table-cell table:formula="of:=IF([.C144]=[.C143];&quot;x&quot;;&quot;&quot;)">
            <text:p/>
          </table:table-cell>
        </table:table-row>
        <table:table-row table:style-name="ro1">
          <table:table-cell office:value-type="string">
            <text:p>line_stuff.ads</text:p>
          </table:table-cell>
          <table:table-cell office:value-type="string">
            <text:p>type</text:p>
          </table:table-cell>
          <table:table-cell office:value-type="string">
            <text:p>UNIQUE_ENTRY is</text:p>
          </table:table-cell>
          <table:table-cell/>
          <table:table-cell table:formula="of:=IF([.C145]=[.C144];&quot;x&quot;;&quot;&quot;)">
            <text:p/>
          </table:table-cell>
        </table:table-row>
        <table:table-row table:style-name="ro1">
          <table:table-cell office:value-type="string">
            <text:p>uniques_package.ads</text:p>
          </table:table-cell>
          <table:table-cell office:value-type="string">
            <text:p>type</text:p>
          </table:table-cell>
          <table:table-cell office:value-type="string">
            <text:p>UNIQUE_ITEM is</text:p>
          </table:table-cell>
          <table:table-cell/>
          <table:table-cell table:formula="of:=IF([.C146]=[.C145];&quot;x&quot;;&quot;&quot;)">
            <text:p/>
          </table:table-cell>
        </table:table-row>
        <table:table-row table:style-name="ro1">
          <table:table-cell office:value-type="string">
            <text:p>uniques_package.ads</text:p>
          </table:table-cell>
          <table:table-cell office:value-type="string">
            <text:p>type</text:p>
          </table:table-cell>
          <table:table-cell office:value-type="string">
            <text:p>UNIQUE_LIST is</text:p>
          </table:table-cell>
          <table:table-cell office:value-type="string">
            <text:p>access UNIQUE_ITEM;</text:p>
          </table:table-cell>
          <table:table-cell table:formula="of:=IF([.C147]=[.C146];&quot;x&quot;;&quot;&quot;)">
            <text:p/>
          </table:table-cell>
        </table:table-row>
        <table:table-row table:style-name="ro1">
          <table:table-cell office:value-type="string">
            <text:p>uniques_package.ads</text:p>
          </table:table-cell>
          <table:table-cell office:value-type="string">
            <text:p>type</text:p>
          </table:table-cell>
          <table:table-cell office:value-type="string">
            <text:p>UNIQUES_DE_ARRAY is</text:p>
          </table:table-cell>
          <table:table-cell office:value-type="string">
            <text:p>array (DICT_IO.POSITIVE_COUNT range &lt;&gt;) of DICTIONARY_ENTRY;</text:p>
          </table:table-cell>
          <table:table-cell table:formula="of:=IF([.C148]=[.C147];&quot;x&quot;;&quot;&quot;)">
            <text:p/>
          </table:table-cell>
        </table:table-row>
        <table:table-row table:style-name="ro1">
          <table:table-cell office:value-type="string">
            <text:p>dictionary_package.ads</text:p>
          </table:table-cell>
          <table:table-cell office:value-type="string">
            <text:p>type</text:p>
          </table:table-cell>
          <table:table-cell office:value-type="string">
            <text:p>VERB_ENTRY is</text:p>
          </table:table-cell>
          <table:table-cell/>
          <table:table-cell table:formula="of:=IF([.C149]=[.C148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VERB_KIND_TYPE is</text:p>
          </table:table-cell>
          <table:table-cell office:value-type="string">
            <text:p>(</text:p>
          </table:table-cell>
          <table:table-cell table:formula="of:=IF([.C150]=[.C149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VERB_RECORD is</text:p>
          </table:table-cell>
          <table:table-cell/>
          <table:table-cell table:formula="of:=IF([.C151]=[.C150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VOICE_TYPE is</text:p>
          </table:table-cell>
          <table:table-cell office:value-type="string">
            <text:p>(</text:p>
          </table:table-cell>
          <table:table-cell table:formula="of:=IF([.C152]=[.C151];&quot;x&quot;;&quot;&quot;)">
            <text:p/>
          </table:table-cell>
        </table:table-row>
        <table:table-row table:style-name="ro1">
          <table:table-cell office:value-type="string">
            <text:p>inflections_package.ads</text:p>
          </table:table-cell>
          <table:table-cell office:value-type="string">
            <text:p>type</text:p>
          </table:table-cell>
          <table:table-cell office:value-type="string">
            <text:p>VPAR_RECORD is</text:p>
          </table:table-cell>
          <table:table-cell/>
          <table:table-cell table:formula="of:=IF([.C153]=[.C152];&quot;x&quot;;&quot;&quot;)">
            <text:p/>
          </table:table-cell>
        </table:table-row>
        <table:table-row table:style-name="ro1">
          <table:table-cell office:value-type="string">
            <text:p>sorter.adb</text:p>
          </table:table-cell>
          <table:table-cell office:value-type="string">
            <text:p>type</text:p>
          </table:table-cell>
          <table:table-cell office:value-type="string">
            <text:p>WAY_TYPE is</text:p>
          </table:table-cell>
          <table:table-cell office:value-type="string">
            <text:p>(I, D);</text:p>
          </table:table-cell>
          <table:table-cell table:formula="of:=IF([.C154]=[.C153];&quot;x&quot;;&quot;&quot;)">
            <text:p/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Feuille1.A2:Feuille1.AMJ104857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20/07/2015</text:date>, <text:time>15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09:02:05.57</meta:creation-date>
    <dc:date>2015-07-20T15:45:11.44</dc:date>
    <meta:editing-duration>PT6H21M44S</meta:editing-duration>
    <meta:editing-cycles>2</meta:editing-cycles>
    <meta:generator>OpenOffice/4.1.1$Win32 OpenOffice.org_project/411m6$Build-9775</meta:generator>
    <meta:document-statistic meta:table-count="3" meta:cell-count="709" meta:object-count="0"/>
  </office:meta>
</office:document-meta>
</file>